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8dfc1" officeooo:paragraph-rsid="0008dfc1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008dfc1" officeooo:paragraph-rsid="0008dfc1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08dfc1" officeooo:paragraph-rsid="0008dfc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08dfc1" officeooo:paragraph-rsid="000a6d9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8dfc1" officeooo:paragraph-rsid="000a6d9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08dfc1" officeooo:paragraph-rsid="000a6d93" style:font-size-asian="10.5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a6d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llenverteilung</text:p>
      <text:p text:style-name="P1"/>
      <text:p text:style-name="P1"/>
      <text:p text:style-name="P6"><text:span text:style-name="T1">Projektkoordinator:</text:span></text:p>
      <text:p text:style-name="P4">Fabrizio Werdermann</text:p>
      <text:p text:style-name="P4"/>
      <text:p text:style-name="P5">Lead Programmer:</text:p>
      <text:p text:style-name="P4">Fabrizio Werdermann</text:p>
      <text:p text:style-name="P3"/>
      <text:p text:style-name="P5">Lead Artist:</text:p>
      <text:p text:style-name="P4">Leox Prill</text:p>
      <text:p text:style-name="P3"/>
      <text:p text:style-name="P6">Leveldesigner:</text:p>
      <text:p text:style-name="P4">Ramtin Montazeri, <text:span text:style-name="T2">Rafel Tzambazis</text:span></text:p>
      <text:p text:style-name="P3"/>
      <text:p text:style-name="P5">Side Programmer:</text:p>
      <text:p text:style-name="P4">Ramtin Montazeri</text:p>
      <text:p text:style-name="P3"/>
      <text:p text:style-name="P5">Side Artist:</text:p>
      <text:p text:style-name="P4">Rafael Tzambasis, Fabrizio Werderman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1T09:18:05.674000000</meta:creation-date>
    <dc:date>2023-02-19T20:50:47.327000000</dc:date>
    <meta:editing-duration>PT5H15M27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13" meta:word-count="27" meta:character-count="239" meta:non-whitespace-character-count="225"/>
  </office:meta>
</office:document-meta>
</file>